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tyle="italic" style:font-style-asian="italic" fo:font-size="16pt" style:font-size-asian="16pt" fo:background-color="#FFFF00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7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8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4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5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6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7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8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99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0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1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2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3" style:parent-style-name="DefaultParagraphFont" style:family="text">
      <style:text-properties style:font-name="Liberation Serif" style:font-name-asian="Liberation Serif" style:font-name-complex="Liberation Serif" fo:font-size="12pt" style:font-size-asian="12pt" fo:background-color="#FFFF00"/>
    </style:style>
    <style:style style:name="T10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Questions on OOPs Concept</text:span></text:p>
      <text:p text:style-name="Normal"/>
      <text:p text:style-name="Normal"><text:span text:style-name="T3">1)Implement the Composite design pattern in C++. Create a scenario where a composite object can be treated uniformly with its individual components.</text:span></text:p>
      <text:p text:style-name="Normal"/>
      <text:p text:style-name="Normal"><text:span text:style-name="T4">2)Implement the Memento design pattern in C++. Create a scenario where an object's internal state can be captured and restored.</text:span></text:p>
      <text:p text:style-name="Normal"/>
      <text:p text:style-name="Normal"><text:span text:style-name="T5">3)Implement the Bridge design pattern in C++. Create a scenario where abstraction and implementation can vary independently.</text:span></text:p>
      <text:p text:style-name="Normal"/>
      <text:p text:style-name="Normal"><text:span text:style-name="T6">4)Implement the Decorator design pattern in C++. Create a scenario where behavior can be added to individual objects dynamically.</text:span></text:p>
      <text:p text:style-name="Normal"/>
      <text:p text:style-name="Normal"><text:span text:style-name="T7">5)Implement the Command design pattern in C++. Create a scenario where requests can be encapsulated as objects, passed as parameters, and queued.</text:span></text:p>
      <text:p text:style-name="Normal"/>
      <text:p text:style-name="Normal"><text:span text:style-name="T8">6)Implement the Prototype design pattern in C++. Create a scenario where object creation is done by copying an existing object.</text:span></text:p>
      <text:p text:style-name="Normal"/>
      <text:p text:style-name="Normal"><text:span text:style-name="T9">7)Implement the State design pattern in C++. Create a scenario where an object can alter its behaviour when its internal state changes.</text:span></text:p>
      <text:p text:style-name="Normal"/>
      <text:p text:style-name="Normal"><text:span text:style-name="T10">8)Implement the Visitor design pattern in C++. Create a scenario where a set of operations can be performed on elements of an object structure.</text:span></text:p>
      <text:p text:style-name="Normal"/>
      <text:p text:style-name="Normal"><text:span text:style-name="T11">9)Implement the Proxy design pattern in C++. Create a scenario where a surrogate or placeholder controls access to another object.</text:span></text:p>
      <text:p text:style-name="Normal"/>
      <text:p text:style-name="Normal"><text:span text:style-name="T12">10)Implement the Interpreter design pattern in C++. Create a scenario where a language interpreter is designed.</text:span></text:p>
      <text:p text:style-name="Normal"/>
      <text:p text:style-name="Normal"><text:span text:style-name="T13">11)Implement the Chain of Responsibility design pattern in C++. Create a scenario where multiple objects can handle a request without explicitly specifying the receiver.</text:span></text:p>
      <text:p text:style-name="Normal"/>
      <text:p text:style-name="Normal"><text:span text:style-name="T14">12)Implement the Flyweight design pattern in C++. Create a scenario where a large number of similar objects are required.</text:span></text:p>
      <text:p text:style-name="Normal"/>
      <text:p text:style-name="Normal"><text:span text:style-name="T15">13)Implement the Strategy design pattern in C++. Create a scenario where a family of algorithms can be defined and made interchangeable.</text:span></text:p>
      <text:p text:style-name="Normal"/>
      <text:p text:style-name="Normal"><text:span text:style-name="T16">14)Implement the Adapter design pattern in C++. Create a scenario where the interface of an existing class is modified to fit a new client.</text:span></text:p>
      <text:p text:style-name="Normal"/>
      <text:p text:style-name="Normal"><text:span text:style-name="T17">15)Design a C++ system following the CQRS principle, where command and query responsibilities are separated.</text:span></text:p>
      <text:p text:style-name="Normal"/>
      <text:p text:style-name="Normal"><text:span text:style-name="T18">16)Implement an event sourcing mechanism in C++ where changes to the state of an object are captured as a sequence of events.</text:span></text:p>
      <text:p text:style-name="Normal"/>
      <text:soft-page-break/>
      <text:p text:style-name="Normal"><text:span text:style-name="T19">17)Implement an aspect in C++ using AOP principles to separate concerns such as logging or error handling.</text:span></text:p>
      <text:p text:style-name="Normal"><text:span text:style-name="T20">18)Apply DDD principles to design a C++ system with a focus on the core domain and business logic.</text:span></text:p>
      <text:p text:style-name="Normal"/>
      <text:p text:style-name="Normal"><text:span text:style-name="T21">19)Utilize C++ RTTI to create a reflection mechanism for examining and manipulating object types at runtime.</text:span></text:p>
      <text:p text:style-name="Normal"/>
      <text:p text:style-name="Normal"><text:span text:style-name="T22">20)Create a meta-program in C++ using templates that performs a non-trivial compile-time computation.</text:span></text:p>
      <text:p text:style-name="Normal"/>
      <text:p text:style-name="Normal"><text:span text:style-name="T23">21)Implement a type-erased container using variadic templates to store and retrieve objects of different types.</text:span></text:p>
      <text:p text:style-name="Normal"/>
      <text:p text:style-name="Normal"><text:span text:style-name="T24">22)Design a simple transactional memory system in C++ using classes and methods that allow for atomic transactions.</text:span></text:p>
      <text:p text:style-name="Normal"/>
      <text:p text:style-name="Normal"><text:span text:style-name="T25">23)Implement a set of classes in C++ that enforce immutability, where objects cannot be modified after creation.</text:span></text:p>
      <text:p text:style-name="Normal"/>
      <text:p text:style-name="Normal"><text:span text:style-name="T26">24)Implement a thread-safe Singleton pattern using double-checked locking in C++. Discuss the pros and cons of this approach.</text:span></text:p>
      <text:p text:style-name="Normal"/>
      <text:p text:style-name="Normal"><text:span text:style-name="T27">25)Utilize C++20 Concepts to create a template that enforces specific constraints on its template parameters.</text:span></text:p>
      <text:p text:style-name="Normal"/>
      <text:p text:style-name="Normal"><text:span text:style-name="T28">26)Create a scenario where C++ coroutines are beneficial, and implement a coroutine to handle asynchronous operations.</text:span></text:p>
      <text:p text:style-name="Normal"/>
      <text:p text:style-name="Normal"><text:span text:style-name="T29">27)Design a transactional file system in C++ where file operations are atomic and can be committed or rolled back.</text:span></text:p>
      <text:p text:style-name="Normal"/>
      <text:p text:style-name="Normal"><text:span text:style-name="T30">28)Design a simplified version of a smart contract system in C++, emphasizing encapsulation, inheritance, and polymorphism.</text:span></text:p>
      <text:p text:style-name="Normal"/>
      <text:p text:style-name="Normal"><text:span text:style-name="T31">29)Implement expression templates in C++ to optimize mathematical operations, such as vector or matrix operations.</text:span></text:p>
      <text:p text:style-name="Normal"/>
      <text:p text:style-name="Normal"><text:span text:style-name="T32">30)Implement a serialization mechanism using C++ reflection capabilities, allowing objects to be serialized without explicit encoding.</text:span></text:p>
      <text:p text:style-name="Normal"/>
      <text:p text:style-name="Normal"><text:span text:style-name="T33">31)Extend the Observer pattern to make it thread-safe. Ensure that observers can subscribe and receive notifications concurrently.</text:span></text:p>
      <text:p text:style-name="Normal"/>
      <text:p text:style-name="Normal"><text:span text:style-name="T34">32)Implement a lock-free data structure in C++ such as a queue or a stack using atomic operations.</text:span></text:p>
      <text:p text:style-name="Normal"/>
      <text:p text:style-name="Normal"><text:span text:style-name="T35">33)Implement a complex concurrency pattern in C++, such as the Thread Pool pattern or the Worker-Task pattern.</text:span></text:p>
      <text:p text:style-name="Normal"/>
      <text:p text:style-name="Normal"><text:span text:style-name="T36">34)Design and implement a memory pool allocator in C++ to manage memory efficiently for<text:s/></text:span><text:soft-page-break/><text:span text:style-name="T37">a specific use case.</text:span></text:p>
      <text:p text:style-name="Normal"/>
      <text:p text:style-name="Normal"><text:span text:style-name="T38">35)Explore C++17's std::regex and implement a compile-time regular expression parsing and matching mechanism.</text:span></text:p>
      <text:p text:style-name="Normal"><text:span text:style-name="T39">36)Implement an aspect-oriented logging framework in C++ that allows for the injection of logging behaviour without modifying the core business logic.</text:span></text:p>
      <text:p text:style-name="Normal"/>
      <text:p text:style-name="Normal"><text:span text:style-name="T40">37)Design and implement a thread-safe data structure using hazard pointers to manage memory reclamation.</text:span></text:p>
      <text:p text:style-name="Normal"/>
      <text:p text:style-name="Normal"><text:span text:style-name="T41">38)Develop a serialization library using C++ reflection, allowing users to serialize and deserialize objects without manual encoding.<text:s/></text:span></text:p>
      <text:p text:style-name="Normal"/>
      <text:p text:style-name="Normal"><text:span text:style-name="T42">39)Implement a simple garbage collection mechanism in C++ to automatically reclaim memory that is no longer in use.</text:span></text:p>
      <text:p text:style-name="Normal"/>
      <text:p text:style-name="Normal"><text:span text:style-name="T43">40)Design and implement a networking library in C++ that abstracts the complexities of socket programming, providing a high-level interface.</text:span></text:p>
      <text:p text:style-name="Normal"/>
      <text:p text:style-name="Normal"><text:span text:style-name="T44">41)Enhance the previous transactional memory system to be lock-free, ensuring that transactions can be executed concurrently without locks.</text:span></text:p>
      <text:p text:style-name="Normal"/>
      <text:p text:style-name="Normal"><text:span text:style-name="T45">42)Utilize template specialization to create a meta-program in C++ that performs advanced compile-time computations, such as generating Fibonacci sequences.</text:span></text:p>
      <text:p text:style-name="Normal"/>
      <text:p text:style-name="Normal"><text:span text:style-name="T46">43)Implement a parallel algorithm using CUDA in C++ to leverage GPU acceleration for specific computations.</text:span></text:p>
      <text:p text:style-name="Normal"/>
      <text:p text:style-name="Normal"><text:span text:style-name="T47">44)Develop a generic programming scenario in C++ using Concepts to define constraints on template parameters in a flexible and expressive manner.</text:span></text:p>
      <text:p text:style-name="Normal"/>
      <text:p text:style-name="Normal"><text:span text:style-name="T48">45)Design and implement a distributed computing system in C++ using parallel algorithms and message passing for inter-process communication.</text:span></text:p>
      <text:p text:style-name="Normal"/>
      <text:p text:style-name="Normal"><text:span text:style-name="T49">46)Extend the transactional file system to include database-like features, such as indexing and querying, while maintaining transactional consistency.</text:span></text:p>
      <text:p text:style-name="Normal"/>
      <text:p text:style-name="Normal"><text:span text:style-name="T50">47)Implement a finite state machine using C++ coroutines to represent state transitions and asynchronous operations.</text:span></text:p>
      <text:p text:style-name="Normal"/>
      <text:p text:style-name="Normal"><text:span text:style-name="T51">48)Create a GUI framework in C++ that utilizes reflection for dynamic UI construction, allowing developers to define UI elements through code.</text:span></text:p>
      <text:p text:style-name="Normal"/>
      <text:p text:style-name="Normal"><text:span text:style-name="T52">49)Implement a lock-free producer-consumer queue in C++ that allows multiple producers and consumers to interact without contention.</text:span></text:p>
      <text:p text:style-name="Normal"/>
      <text:p text:style-name="Normal"><text:span text:style-name="T53">50)Design and implement a parallel sorting algorithm in C++ that efficiently sorts a large dataset using multiple threads or processes.</text:span></text:p>
      <text:p text:style-name="Normal"/>
      <text:p text:style-name="Normal"><text:span text:style-name="T54">51)Develop a distributed cache system in C++ that allows for efficient data storage and retrieval across multiple nodes, ensuring consistency and fault tolerance.</text:span></text:p>
      <text:p text:style-name="Normal"/>
      <text:p text:style-name="Normal"><text:span text:style-name="T55">52)Create a quantum computing simulator in C++ to simulate quantum gates, qubits, and quantum algorithms, emphasizing OOP principles.</text:span></text:p>
      <text:p text:style-name="Normal"/>
      <text:p text:style-name="Normal"><text:span text:style-name="T56">53)Extend the reflection-based serialization library to support schema evolution, allowing for changes in object structures without breaking compatibility.</text:span></text:p>
      <text:p text:style-name="Normal"/>
      <text:p text:style-name="Normal"><text:span text:style-name="T57">54)Combine C++ Concepts and lambdas in a meta-program that defines and applies constraints on generic code.</text:span></text:p>
      <text:p text:style-name="Normal"/>
      <text:p text:style-name="Normal"><text:span text:style-name="T58">55)Develop a DSL in C++ that allows users to express complex operations in a domain-specific language, providing syntactic sugar for specific tasks.</text:span></text:p>
      <text:p text:style-name="Normal"/>
      <text:p text:style-name="Normal"><text:span text:style-name="T59">56)Implement a quantum computing algorithm, such as Shor's algorithm for factorization, using C++ and OOP principles.</text:span></text:p>
      <text:p text:style-name="Normal"/>
      <text:p text:style-name="Normal"><text:span text:style-name="T60">57)Design a C++ class for high-performance matrix operations, leveraging SIMD instructions and parallel processing for maximum efficiency.</text:span></text:p>
      <text:p text:style-name="Normal"/>
      <text:p text:style-name="Normal"><text:span text:style-name="T61">58)Build a distributed transaction system in C++ that ensures ACID properties across multiple nodes, considering challenges such as distributed consensus.</text:span></text:p>
      <text:p text:style-name="Normal"/>
      <text:p text:style-name="Normal"><text:span text:style-name="T62">59)Utilize C++ reflection for implementing a dependency injection framework, allowing for the dynamic injection of dependencies at runtime.</text:span></text:p>
      <text:p text:style-name="Normal"/>
      <text:p text:style-name="Normal"><text:span text:style-name="T63">60)Create a simplified blockchain implementation in C++, incorporating concepts such as blocks, hashing, and consensus algorithms for a decentralized ledger.</text:span></text:p>
      <text:p text:style-name="Normal"/>
      <text:p text:style-name="Normal"><text:span text:style-name="T64">61)Bank Account Management:</text:span></text:p>
      <text:p text:style-name="Normal"><text:span text:style-name="T65"><text:s text:c="3"/>Create a BankAccount class with methods to deposit, withdraw, and check the balance. Implement a SavingsAccount class that inherits from BankAccount and includes an interest rate.</text:span></text:p>
      <text:p text:style-name="Normal"/>
      <text:p text:style-name="Normal"><text:span text:style-name="T66">62)Online Shopping System:</text:span></text:p>
      <text:p text:style-name="Normal"><text:span text:style-name="T67"><text:s text:c="3"/>Design a system with classes such as Customer, Product, and ShoppingCart. Implement functionalities like adding/removing items from the cart, calculating the total, and checking out.</text:span></text:p>
      <text:p text:style-name="Normal"/>
      <text:p text:style-name="Normal"><text:span text:style-name="T68">63)Employee Management System:</text:span></text:p>
      <text:p text:style-name="Normal"><text:span text:style-name="T69"><text:s text:c="3"/>Create classes for Employee, Manager, and Department. Implement methods for calculating salaries, managing employees within a department, and handling promotions.</text:span></text:p>
      <text:p text:style-name="Normal"/>
      <text:p text:style-name="Normal"><text:span text:style-name="T70">64)Social Media Network:</text:span></text:p>
      <text:p text:style-name="Normal"><text:span text:style-name="T71"><text:s text:c="3"/>Design classes for a social media network, including User, Post, and Friendship. Implement features such as posting messages, adding friends, and displaying timelines.</text:span></text:p>
      <text:p text:style-name="Normal"/>
      <text:p text:style-name="Normal"><text:span text:style-name="T72">65)Shape Hierarchy:</text:span></text:p>
      <text:p text:style-name="Normal"><text:span text:style-name="T73"><text:s text:c="3"/>Build a hierarchy of shapes (e.g., Circle, Rectangle, Triangle). Implement a Drawing class that can manage a collection of shapes and display them.</text:span></text:p>
      <text:p text:style-name="Normal"/>
      <text:soft-page-break/>
      <text:p text:style-name="Normal"><text:span text:style-name="T74">66)Library Catalog System:</text:span></text:p>
      <text:p text:style-name="Normal"><text:span text:style-name="T75"><text:s text:c="3"/>Create classes for Library, Book, and Author. Implement features like checking out books, searching for books by author, and managing overdue fines.</text:span></text:p>
      <text:p text:style-name="Normal"/>
      <text:p text:style-name="Normal"><text:span text:style-name="T76">67)Flight Reservation System:</text:span></text:p>
      <text:p text:style-name="Normal"><text:span text:style-name="T77"><text:s text:c="4"/>Design a system with classes like Flight, Passenger, and Reservation. Implement features such as booking a seat, canceling a reservation, and checking flight availability.</text:span></text:p>
      <text:p text:style-name="Normal"/>
      <text:p text:style-name="Normal"><text:span text:style-name="T78">68)Chess Game:</text:span></text:p>
      <text:p text:style-name="Normal"><text:span text:style-name="T79"><text:s text:c="3"/>Create classes for a basic chess game, including Board, Piece, Player, and Game. Implement the rules of chess and allow for moves, captures, and checking for checkmate.</text:span></text:p>
      <text:p text:style-name="Normal"/>
      <text:p text:style-name="Normal"><text:span text:style-name="T80">69)Event Management System:</text:span></text:p>
      <text:p text:style-name="Normal"><text:span text:style-name="T81"><text:s text:c="3"/>Design a system for managing events, with classes like Event, Attendee, and Organizer. Implement functionalities like registering for an event, managing attendees, and sending notifications.</text:span></text:p>
      <text:p text:style-name="Normal"/>
      <text:p text:style-name="Normal"><text:span text:style-name="T82">70)Parking Lot Simulation:</text:span></text:p>
      <text:p text:style-name="Normal"><text:span text:style-name="T83"><text:s text:c="3"/>Create classes for a parking lot, including ParkingLot, Vehicle, and Ticket. Implement features like parking and retrieving vehicles, calculating parking fees, and handling different vehicle types.</text:span></text:p>
      <text:p text:style-name="Normal"/>
      <text:p text:style-name="Normal"><text:span text:style-name="T84">71)Online Quiz Application:</text:span></text:p>
      <text:p text:style-name="Normal"><text:span text:style-name="T85">Create classes for Quiz, Question, and Student. Implement a system that allows students to take quizzes, provides random questions, and grades the quizzes.</text:span></text:p>
      <text:p text:style-name="Normal"/>
      <text:p text:style-name="Normal"><text:span text:style-name="T86">72)Hospital Management System:</text:span></text:p>
      <text:p text:style-name="Normal"><text:span text:style-name="T87">Design a system with classes such as Hospital, Doctor, Patient, and Appointment. Implement functionalities like scheduling appointments, managing patient records, and assigning doctors to patients.</text:span></text:p>
      <text:p text:style-name="Normal"/>
      <text:p text:style-name="Normal"><text:span text:style-name="T88">73)Video Game Inventory System:</text:span></text:p>
      <text:p text:style-name="Normal"><text:span text:style-name="T89">Create classes for Game, Player, and Inventory. Implement features like adding/removing games from the inventory, tracking player progress, and handling game statistics.</text:span></text:p>
      <text:p text:style-name="Normal"/>
      <text:p text:style-name="Normal"><text:span text:style-name="T90">74)Movie Ticket Booking System:</text:span></text:p>
      <text:p text:style-name="Normal"><text:span text:style-name="T91">Design classes for Cinema, Movie, Ticket, and Customer. Implement features for booking movie tickets, viewing showtimes, and managing customer bookings.</text:span></text:p>
      <text:p text:style-name="Normal"/>
      <text:p text:style-name="Normal"><text:span text:style-name="T92">75)Weather Station Data Analysis:</text:span></text:p>
      <text:p text:style-name="Normal"><text:span text:style-name="T93">Create classes for WeatherStation, Sensor, and WeatherData. Implement a system that collects weather data from various sensors, analyzes trends, and provides weather forecasts.</text:span></text:p>
      <text:p text:style-name="Normal"/>
      <text:p text:style-name="Normal"><text:span text:style-name="T94">76)Stock Portfolio Management:</text:span></text:p>
      <text:p text:style-name="Normal"><text:span text:style-name="T95">Design a system with classes like Portfolio, Stock, and Transaction. Implement functionalities for buying/selling stocks, calculating portfolio value, and tracking transaction history.</text:span></text:p>
      <text:p text:style-name="Normal"/>
      <text:p text:style-name="Normal"><text:span text:style-name="T96">77)Recipe Book System:</text:span></text:p>
      <text:p text:style-name="Normal"><text:span text:style-name="T97">Create classes for Recipe, Ingredient, and Cookbook. Implement features for adding recipes, searching for recipes based on ingredients, and categorizing recipes.</text:span></text:p>
      <text:p text:style-name="Normal"/>
      <text:p text:style-name="Normal"><text:span text:style-name="T98">78)E-commerce Platform:</text:span></text:p>
      <text:p text:style-name="Normal"><text:span text:style-name="T99">Design classes for Product, ShoppingCart, and Order. Implement features for adding products to a shopping cart, processing orders, and managing customer accounts.</text:span></text:p>
      <text:p text:style-name="Normal"/>
      <text:p text:style-name="Normal"><text:span text:style-name="T100">79)Hotel Reservation System:</text:span></text:p>
      <text:p text:style-name="Normal"><text:span text:style-name="T101">Create classes for Hotel, Room, Guest, and Reservation. Implement functionalities for booking rooms, checking availability, and managing guest information.</text:span></text:p>
      <text:p text:style-name="Normal"/>
      <text:p text:style-name="Normal"><text:span text:style-name="T102">80)Music Streaming Service:</text:span></text:p>
      <text:p text:style-name="Normal"><text:span text:style-name="T103">Design a system with classes like User, Song, and Playlist. Implement features for creating playlists, recommending songs, and tracking user preferences.</text:span></text:p>
      <text:p text:style-name="Normal"/>
      <text:p text:style-name="Normal"><text:span text:style-name="T104">81)Hotel Booking System:</text:span></text:p>
      <text:p text:style-name="Normal"><text:span text:style-name="T105">Create classes for Hotel, Room, Guest, and Booking. Implement features for booking rooms, checking in/out guests, and managing room availability.</text:span></text:p>
      <text:p text:style-name="Normal"/>
      <text:p text:style-name="Normal"><text:span text:style-name="T106">82)Social Network Analytics:</text:span></text:p>
      <text:p text:style-name="Normal"><text:span text:style-name="T107">Design classes for User, Post, and Network. Implement features for analyzing social network data, such as finding influential users, popular posts, and connection patterns.</text:span></text:p>
      <text:p text:style-name="Normal"/>
      <text:p text:style-name="Normal"><text:span text:style-name="T108">83)Music Instrument Store:</text:span></text:p>
      <text:p text:style-name="Normal"><text:span text:style-name="T109">Create classes for Instrument, Musician, and Inventory. Implement features for managing an inventory of musical instruments, associating instruments with musicians, and tracking sales.</text:span></text:p>
      <text:p text:style-name="Normal"/>
      <text:p text:style-name="Normal"><text:span text:style-name="T110">84)Fitness Tracker Application:</text:span></text:p>
      <text:p text:style-name="Normal"><text:span text:style-name="T111">Design classes for User, Activity, and Tracker. Implement features for tracking different types of fitness activities, setting goals, and generating activity reports.</text:span></text:p>
      <text:p text:style-name="Normal"/>
      <text:p text:style-name="Normal"><text:span text:style-name="T112">85)Flight Simulation System:</text:span></text:p>
      <text:p text:style-name="Normal"><text:span text:style-name="T113">Create classes for Aircraft, Airport, and Flight. Implement features for simulating aircraft movements, managing airport resources, and scheduling flights.</text:span></text:p>
      <text:p text:style-name="Normal"/>
      <text:p text:style-name="Normal"><text:span text:style-name="T114">86)Task Management System:</text:span></text:p>
      <text:p text:style-name="Normal"><text:span text:style-name="T115">Design classes for Task, Project, and TeamMember. Implement features for assigning tasks, tracking project progress, and managing team member workloads.</text:span></text:p>
      <text:p text:style-name="Normal"/>
      <text:p text:style-name="Normal"><text:span text:style-name="T116">87)Recipe Recommendation System:</text:span></text:p>
      <text:p text:style-name="Normal"><text:span text:style-name="T117">Create classes for Recipe, Ingredient, and User. Implement features for recommending recipes based on user preferences, dietary restrictions, and ingredient availability.</text:span></text:p>
      <text:p text:style-name="Normal"/>
      <text:p text:style-name="Normal"><text:span text:style-name="T118">88)Car Rental System:</text:span></text:p>
      <text:p text:style-name="Normal"><text:span text:style-name="T119">Design classes for Car, RentalAgency, and Customer. Implement features for renting and returning cars, tracking rental history, and managing customer accounts.</text:span></text:p>
      <text:p text:style-name="Normal"/>
      <text:p text:style-name="Normal"><text:span text:style-name="T120">89)Weather Forecasting System:</text:span></text:p>
      <text:p text:style-name="Normal"><text:span text:style-name="T121">Create classes for WeatherStation, Forecast, and WeatherData. Implement features for collecting weather data from multiple stations, generating forecasts, and presenting historical weather trends.</text:span></text:p>
      <text:p text:style-name="Normal"/>
      <text:soft-page-break/>
      <text:p text:style-name="Normal"><text:span text:style-name="T122">90)Online Auction System:</text:span></text:p>
      <text:p text:style-name="Normal"><text:span text:style-name="T123">Design classes for Auction, Item, and Bidder. Implement features for creating auctions, bidding on items, and managing the auction process.</text:span></text:p>
      <text:p text:style-name="Normal"/>
      <text:p text:style-name="Normal"><text:span text:style-name="T124">91)Library Management System:</text:span></text:p>
      <text:p text:style-name="Normal"><text:span text:style-name="T125">Design classes for Library, Book, Author, and Member. Implement features for borrowing and returning books, managing due dates, and tracking member activity.</text:span></text:p>
      <text:p text:style-name="Normal"/>
      <text:p text:style-name="Normal"><text:span text:style-name="T126">92)Tournament Bracket System:</text:span></text:p>
      <text:p text:style-name="Normal"><text:span text:style-name="T127">Create classes for Tournament, Team, and Match. Implement a system for organizing and conducting tournaments, updating match results, and determining winners.</text:span></text:p>
      <text:p text:style-name="Normal"/>
      <text:p text:style-name="Normal"><text:span text:style-name="T128">93)Online Banking System:</text:span></text:p>
      <text:p text:style-name="Normal"><text:span text:style-name="T129">Design classes for Bank, Account, Transaction, and Customer. Implement features for transferring money, checking account balances, and viewing transaction history.</text:span></text:p>
      <text:p text:style-name="Normal"/>
      <text:p text:style-name="Normal"><text:span text:style-name="T130">94)Travel Planning Application:</text:span></text:p>
      <text:p text:style-name="Normal"><text:span text:style-name="T131">Create classes for Destination, Itinerary, and Traveler. Implement features for planning trips, selecting destinations, and generating travel itineraries.</text:span></text:p>
      <text:p text:style-name="Normal"/>
      <text:p text:style-name="Normal"><text:span text:style-name="T132">95)Virtual Pet Simulation:</text:span></text:p>
      <text:p text:style-name="Normal"><text:span text:style-name="T133">Design classes for Pet, Food, and Owner. Implement features for feeding, playing, and taking care of a virtual pet. Include a system for tracking the pet's health and happiness.</text:span></text:p>
      <text:p text:style-name="Normal"/>
      <text:p text:style-name="Normal"><text:span text:style-name="T134">96)Inventory Management System:</text:span></text:p>
      <text:p text:style-name="Normal"><text:span text:style-name="T135">Create classes for Product, Category, and Warehouse. Implement features for adding and removing products, managing stock levels, and generating inventory reports.</text:span></text:p>
      <text:p text:style-name="Normal"/>
      <text:p text:style-name="Normal"><text:span text:style-name="T136">97)Chat Application:</text:span></text:p>
      <text:p text:style-name="Normal"><text:span text:style-name="T137">Design classes for User, ChatRoom, and Message. Implement features for users to join chat rooms, send messages, and view message history.</text:span></text:p>
      <text:p text:style-name="Normal"/>
      <text:p text:style-name="Normal"><text:span text:style-name="T138">98)Automated Testing Framework:</text:span></text:p>
      <text:p text:style-name="Normal"><text:span text:style-name="T139">Create classes for TestCase, TestSuite, and TestRunner. Implement a simple automated testing framework that allows the execution of test cases and reporting of results.</text:span></text:p>
      <text:p text:style-name="Normal"/>
      <text:p text:style-name="Normal"><text:span text:style-name="T140">99)Online Learning Platform:</text:span></text:p>
      <text:p text:style-name="Normal"><text:span text:style-name="T141">Design classes for Course, Student, and Instructor. Implement features for enrolling in courses, completing assignments, and tracking student progress.</text:span></text:p>
      <text:p text:style-name="Normal"/>
      <text:p text:style-name="Normal"><text:span text:style-name="T142">100)Employee Payroll System:</text:span></text:p>
      <text:p text:style-name="Normal"><text:span text:style-name="T143">Create classes for Employee, Payroll, and Salary. Implement features for calculating salaries, managing payroll information, and generating pay stubs.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JINAY SHAH</dc:creator>
    <meta:creation-date>2024-01-20T08:11:00Z</meta:creation-date>
    <dc:date>2024-01-20T10:06:00Z</dc:date>
    <meta:template xlink:href="Normal" xlink:type="simple"/>
    <meta:editing-cycles>23</meta:editing-cycles>
    <meta:editing-duration>PT5220S</meta:editing-duration>
    <meta:document-statistic meta:page-count="7" meta:paragraph-count="31" meta:word-count="2334" meta:character-count="15612" meta:row-count="110" meta:non-whitespace-character-count="13309"/>
  </office:meta>
</office:document-meta>
</file>